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2f1397"/>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3">
      <style:text-properties officeooo:paragraph-rsid="0031f32a"/>
    </style:style>
    <style:style style:name="P7" style:family="paragraph" style:parent-style-name="Text_20_body" style:list-style-name="L4"/>
    <style:style style:name="P8" style:family="paragraph" style:parent-style-name="Text_20_body" style:list-style-name="L4">
      <style:text-properties officeooo:paragraph-rsid="0033e46a"/>
    </style:style>
    <style:style style:name="P9" style:family="paragraph" style:parent-style-name="Text_20_body" style:list-style-name="L5"/>
    <style:style style:name="T1" style:family="text">
      <style:text-properties officeooo:rsid="002d551c"/>
    </style:style>
    <style:style style:name="T2" style:family="text">
      <style:text-properties officeooo:rsid="002f1397"/>
    </style:style>
    <style:style style:name="T3" style:family="text">
      <style:text-properties officeooo:rsid="003040bc"/>
    </style:style>
    <style:style style:name="T4" style:family="text">
      <style:text-properties officeooo:rsid="0031f32a"/>
    </style:style>
    <style:style style:name="T5" style:family="text">
      <style:text-properties officeooo:rsid="0033e46a"/>
    </style:style>
    <style:style style:name="T6" style:family="text">
      <style:text-properties officeooo:rsid="0034a8f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rocedure for GSV coding (follow-up first, then baseline)</text:h>
      <text:p text:style-name="Text_20_body">Each sampled street segment is observed in two anchor years: follow-up (~2023) and baseline (~2015). Neighbour years are used only as rescue when the anchor year is NA. The logic is<text:span text:style-name="T3">:</text:span> try the anchor year; if it cannot be coded even after peg movement, use rescue years; if no year is usable, record NA<text:span text:style-name="T6">.</text:span></text:p>
      <text:p text:style-name="Text_20_body"><text:span text:style-name="Strong_20_Emphasis">1) Follow-up block (anchor = 2023)</text:span></text:p>
      <text:p text:style-name="P2">Anchor year (2023)</text:p>
      <text:list text:style-name="L1">
        <text:list-item>
          <text:p text:style-name="P3">Open a 2023 panorama at the sampled coordinate.</text:p>
        </text:list-item>
        <text:list-item>
          <text:p text:style-name="P3">If no 2023 pano exists at that point, move the peg along the same street segment to locate a usable 2023 pano<text:span text:style-name="T6">.</text:span></text:p>
        </text:list-item>
        <text:list-item>
          <text:p text:style-name="P3">Then code:</text:p>
          <text:list>
            <text:list-item>
              <text:p text:style-name="P3">1 <text:span text:style-name="T6">= </text:span>infrastructure visible</text:p>
            </text:list-item>
            <text:list-item>
              <text:p text:style-name="P3">0 <text:span text:style-name="T6">= </text:span>clearly absent</text:p>
            </text:list-item>
            <text:list-item>
              <text:p text:style-name="P3">NA <text:span text:style-name="T6">= </text:span>not observable <text:span text:style-name="T6">(</text:span>after reasonable peg movement<text:span text:style-name="T6">)</text:span></text:p>
            </text:list-item>
          </text:list>
        </text:list-item>
      </text:list>
      <text:p text:style-name="P2">Rescue years (only if 2023 = NA)</text:p>
      <text:list text:style-name="L2">
        <text:list-item>
          <text:p text:style-name="P4">Try 2024; if still NA, try 2022<text:span text:style-name="T5">, </text:span>applying the same peg<text:span text:style-name="T6">-</text:span>movement rule.</text:p>
        </text:list-item>
        <text:list-item>
          <text:p text:style-name="P4">If none of 2023–24–22 can be observed from any position <text:span text:style-name="T6">on the segment</text:span>, record NA for all follow-up columns.</text:p>
        </text:list-item>
      </text:list>
      <text:p text:style-name="Text_20_body"><text:span text:style-name="Strong_20_Emphasis">2) Baseline block (anchor = 2015)</text:span></text:p>
      <text:p text:style-name="P2">Anchor year (2015)</text:p>
      <text:list text:style-name="L3">
        <text:list-item>
          <text:p text:style-name="P5">Open a 2015 panorama at the sampled coordinate.</text:p>
        </text:list-item>
        <text:list-item>
          <text:p text:style-name="P6">If no 20<text:span text:style-name="T4">15</text:span> pano exists at that point, move the peg along the same street segment to locate a usable 20<text:span text:style-name="T4">15</text:span> pano</text:p>
        </text:list-item>
        <text:list-item>
          <text:p text:style-name="P5">Then code: 1, 0, or NA.</text:p>
        </text:list-item>
      </text:list>
      <text:p text:style-name="P2">Rescue years (only if 2015 = NA)</text:p>
      <text:list text:style-name="L4">
        <text:list-item>
          <text:p text:style-name="P8">Try 2014; if still NA, try 2016<text:span text:style-name="T5">, </text:span>applying the same peg<text:span text:style-name="T6">-</text:span>movement rule.</text:p>
        </text:list-item>
        <text:list-item>
          <text:p text:style-name="P7">If none of 2015–14–16 can be observed, record NA for all baseline columns.</text:p>
        </text:list-item>
      </text:list>
      <text:p text:style-name="Text_20_body"><text:span text:style-name="Strong_20_Emphasis"><text:span text:style-name="T1">3</text:span></text:span><text:span text:style-name="Strong_20_Emphasis">) Notes</text:span><text:line-break/>Use the <text:span text:style-name="Emphasis">Notes</text:span> column only for information not captured by the codes, such as:</text:p>
      <text:list text:style-name="L5">
        <text:list-item>
          <text:p text:style-name="P9">peg moved within 2023 / within 2015 / in both blocks to find a usable panorama</text:p>
        </text:list-item>
        <text:list-item>
          <text:p text:style-name="P9">panorama exists but cannot be interpreted (blur, obstruction, indoor, tunnel)</text:p>
        </text:list-item>
        <text:list-item>
          <text:p text:style-name="P9">unusual context (road works / resurfacing / construction)</text:p>
        </text:list-item>
      </text:list>
      <text:p text:style-name="P1"><text:span text:style-name="Strong_20_Emphasis"><text:span text:style-name="T2">4) </text:span></text:span><text:span text:style-name="Strong_20_Emphasis">Final contradiction check</text:span><text:line-break/>After completing all coding, cases in which the OSM-inferred change direction (ADD or <text:soft-page-break/>REMOVE) is contradicted by the GSV coding are re-inspected only to rule out potential coding errors such as peg misplacement or selecting the wrong year. The final code always reflects what is visible in GSV and is not modified to force agreement with OS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ugeni Vidal Tortosa</meta:initial-creator>
    <meta:creation-date>2025-10-21T15:10:21.976839523</meta:creation-date>
    <meta:generator>LibreOffice/24.2.7.2$Linux_X86_64 LibreOffice_project/420$Build-2</meta:generator>
    <dc:date>2025-10-22T17:44:22.853497338</dc:date>
    <dc:creator>Eugeni Vidal Tortosa</dc:creator>
    <meta:editing-duration>PT5H53M5S</meta:editing-duration>
    <meta:editing-cycles>16</meta:editing-cycles>
    <meta:document-statistic meta:table-count="0" meta:image-count="0" meta:object-count="0" meta:page-count="2" meta:paragraph-count="26" meta:word-count="365" meta:character-count="1971" meta:non-whitespace-character-count="1652"/>
  </office:meta>
</office:document-meta>
</file>